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language="fr" fo:country="FR" fo:font-style="normal" officeooo:rsid="007082de" officeooo:paragraph-rsid="0092d902" style:font-style-asian="normal" style:font-style-complex="normal"/>
    </style:style>
    <style:style style:name="P2" style:family="paragraph" style:parent-style-name="Standard">
      <style:paragraph-properties fo:margin-left="0.499cm" fo:margin-right="0cm" fo:text-indent="-0.499cm" style:auto-text-indent="false">
        <style:tab-stops/>
      </style:paragraph-properties>
      <style:text-properties fo:language="fr" fo:country="FR" officeooo:rsid="00427afb" officeooo:paragraph-rsid="00787c8b"/>
    </style:style>
    <style:style style:name="P3" style:family="paragraph" style:parent-style-name="Standard">
      <style:text-properties officeooo:paragraph-rsid="007d4e05"/>
    </style:style>
    <style:style style:name="P4" style:family="paragraph" style:parent-style-name="Standard">
      <style:text-properties officeooo:rsid="00813915" officeooo:paragraph-rsid="00813915"/>
    </style:style>
    <style:style style:name="P5" style:family="paragraph" style:parent-style-name="Standard">
      <style:text-properties officeooo:rsid="00813915" officeooo:paragraph-rsid="008a0a3f"/>
    </style:style>
    <style:style style:name="P6" style:family="paragraph" style:parent-style-name="Standard">
      <style:paragraph-properties fo:orphans="0" fo:widows="0"/>
      <style:text-properties fo:font-size="12pt" fo:language="fr" fo:country="FR" style:font-size-asian="12pt" style:font-size-complex="12pt"/>
    </style:style>
    <style:style style:name="P7" style:family="paragraph" style:parent-style-name="Standard">
      <style:paragraph-properties fo:orphans="0" fo:widows="0"/>
      <style:text-properties fo:font-size="12pt" fo:language="fr" fo:country="FR" officeooo:rsid="0068e43b" officeooo:paragraph-rsid="0068e43b" style:font-size-asian="12pt" style:font-size-complex="12pt"/>
    </style:style>
    <style:style style:name="P8" style:family="paragraph" style:parent-style-name="Standard">
      <style:paragraph-properties fo:margin-left="0.499cm" fo:margin-right="0cm" fo:text-indent="-0.499cm" style:auto-text-indent="false">
        <style:tab-stops/>
      </style:paragraph-properties>
      <style:text-properties officeooo:paragraph-rsid="008a0a3f"/>
    </style:style>
    <style:style style:name="P9" style:family="paragraph" style:parent-style-name="Exos" style:list-style-name="Exos"/>
    <style:style style:name="P10" style:family="paragraph" style:parent-style-name="Exos" style:list-style-name="Exos">
      <style:text-properties officeooo:paragraph-rsid="007d4e05"/>
    </style:style>
    <style:style style:name="P11" style:family="paragraph" style:parent-style-name="Exos" style:list-style-name="Exos">
      <style:text-properties officeooo:paragraph-rsid="008d9610"/>
    </style:style>
    <style:style style:name="P12" style:family="paragraph" style:parent-style-name="Exos" style:list-style-name="Exos">
      <style:text-properties officeooo:paragraph-rsid="00914e53"/>
    </style:style>
    <style:style style:name="P13" style:family="paragraph" style:parent-style-name="Exos" style:list-style-name="Exos">
      <style:text-properties officeooo:paragraph-rsid="0092d902"/>
    </style:style>
    <style:style style:name="P14" style:family="paragraph" style:parent-style-name="Exos" style:list-style-name="Exos">
      <style:text-properties officeooo:paragraph-rsid="0086b9f7"/>
    </style:style>
    <style:style style:name="P15" style:family="paragraph" style:parent-style-name="Exos" style:list-style-name="Exos">
      <style:text-properties officeooo:paragraph-rsid="0082f081"/>
    </style:style>
    <style:style style:name="P16" style:family="paragraph" style:parent-style-name="Exos" style:list-style-name="Exos">
      <style:paragraph-properties fo:break-before="column"/>
      <style:text-properties officeooo:paragraph-rsid="0082f081"/>
    </style:style>
    <style:style style:name="P17" style:family="paragraph" style:parent-style-name="Exos" style:list-style-name="Exos">
      <style:text-properties officeooo:paragraph-rsid="008a0a3f"/>
    </style:style>
    <style:style style:name="P18" style:family="paragraph" style:parent-style-name="Exos" style:list-style-name="Exos">
      <style:text-properties officeooo:paragraph-rsid="009be0f1"/>
    </style:style>
    <style:style style:name="P19" style:family="paragraph" style:parent-style-name="Exos" style:list-style-name="Exos" style:master-page-name="">
      <loext:graphic-properties draw:fill="none"/>
      <style:paragraph-properties fo:margin-left="0cm" fo:margin-right="0cm" fo:orphans="2" fo:widows="2" fo:text-indent="0cm" style:auto-text-indent="false" style:page-number="auto" fo:background-color="transparent" fo:padding="0cm" fo:border-left="none" fo:border-right="none" fo:border-top="0.99pt solid #000000" fo:border-bottom="none" style:shadow="none" style:writing-mode="lr-tb">
        <style:tab-stops/>
      </style:paragraph-properties>
      <style:text-properties fo:language="fr" fo:country="FR" fo:font-style="normal" officeooo:rsid="007082de" officeooo:paragraph-rsid="00674236" style:font-style-asian="normal" style:font-style-complex="normal"/>
    </style:style>
    <style:style style:name="P20" style:family="paragraph" style:parent-style-name="Exos" style:list-style-name="Exos">
      <style:text-properties style:use-window-font-color="true" loext:opacity="0%" style:font-name="Times New Roman" fo:font-size="12pt" officeooo:rsid="0092d902" officeooo:paragraph-rsid="0092d902" style:font-name-asian="Times New Roman" style:font-size-asian="12pt" style:font-name-complex="Times New Roman" style:font-size-complex="12pt" style:language-complex="ar" style:country-complex="SA"/>
    </style:style>
    <style:style style:name="P21" style:family="paragraph" style:parent-style-name="Exos">
      <style:text-properties officeooo:paragraph-rsid="00954753"/>
    </style:style>
    <style:style style:name="P22" style:family="paragraph" style:parent-style-name="Exos" style:list-style-name="">
      <style:text-properties officeooo:paragraph-rsid="00954753"/>
    </style:style>
    <style:style style:name="P23" style:family="paragraph" style:parent-style-name="Exos" style:list-style-name="">
      <style:text-properties officeooo:paragraph-rsid="0082f081"/>
    </style:style>
    <style:style style:name="P24" style:family="paragraph" style:parent-style-name="Exos" style:list-style-name="">
      <style:text-properties officeooo:paragraph-rsid="008a0a3f"/>
    </style:style>
    <style:style style:name="P25" style:family="paragraph" style:parent-style-name="Exos" style:list-style-name="">
      <style:text-properties officeooo:rsid="00813915" officeooo:paragraph-rsid="00813915"/>
    </style:style>
    <style:style style:name="P26" style:family="paragraph" style:parent-style-name="Exos" style:list-style-name="">
      <style:paragraph-properties style:join-border="false"/>
      <style:text-properties officeooo:rsid="00813915" officeooo:paragraph-rsid="008a0a3f"/>
    </style:style>
    <style:style style:name="P27" style:family="paragraph" style:parent-style-name="Exos" style:list-style-name="Exos">
      <style:text-properties officeooo:rsid="00813915" officeooo:paragraph-rsid="00813915"/>
    </style:style>
    <style:style style:name="P28" style:family="paragraph" style:parent-style-name="Exos">
      <style:text-properties officeooo:paragraph-rsid="008a0a3f"/>
    </style:style>
    <style:style style:name="P29" style:family="paragraph" style:parent-style-name="Exos" style:list-style-name="Exos">
      <style:text-properties officeooo:rsid="009ed7d7" officeooo:paragraph-rsid="009ed7d7"/>
    </style:style>
    <style:style style:name="P30" style:family="paragraph" style:parent-style-name="Heading_20_1" style:master-page-name="Standard">
      <style:paragraph-properties style:page-number="auto" fo:padding-left="0cm" fo:padding-right="0cm" fo:padding-top="0cm" fo:padding-bottom="0.035cm" fo:border="none">
        <style:tab-stops>
          <style:tab-stop style:position="27.7cm" style:type="right"/>
        </style:tab-stops>
      </style:paragraph-properties>
    </style:style>
    <style:style style:name="P31" style:family="paragraph" style:parent-style-name="Standard" style:list-style-name="Exos"/>
    <style:style style:name="P32" style:family="paragraph" style:parent-style-name="Standard" style:list-style-name="Exos">
      <style:text-properties officeooo:paragraph-rsid="008f8e09"/>
    </style:style>
    <style:style style:name="P33" style:family="paragraph" style:parent-style-name="Standard" style:list-style-name="Exos">
      <style:text-properties officeooo:paragraph-rsid="0082f081"/>
    </style:style>
    <style:style style:name="P34" style:family="paragraph" style:parent-style-name="Standard" style:list-style-name="Exos">
      <style:text-properties officeooo:paragraph-rsid="009be0f1"/>
    </style:style>
    <style:style style:name="P35" style:family="paragraph" style:parent-style-name="Standard">
      <style:text-properties officeooo:paragraph-rsid="009be0f1"/>
    </style:style>
    <style:style style:name="P36" style:family="paragraph" style:parent-style-name="Standard">
      <style:text-properties fo:language="fr" fo:country="FR" fo:font-style="normal" officeooo:rsid="007082de" officeooo:paragraph-rsid="009be0f1" style:font-style-asian="normal" style:font-style-complex="normal"/>
    </style:style>
    <style:style style:name="P37" style:family="paragraph" style:parent-style-name="Standard">
      <style:text-properties fo:language="fr" fo:country="FR" fo:font-style="normal" officeooo:rsid="007082de" officeooo:paragraph-rsid="0092d902" style:font-style-asian="normal" style:font-style-complex="normal"/>
    </style:style>
    <style:style style:name="P38" style:family="paragraph" style:parent-style-name="Standard">
      <style:text-properties officeooo:paragraph-rsid="0082f081"/>
    </style:style>
    <style:style style:name="T1" style:family="text">
      <style:text-properties officeooo:rsid="006ce0b2"/>
    </style:style>
    <style:style style:name="T2" style:family="text">
      <style:text-properties officeooo:rsid="006e27fb"/>
    </style:style>
    <style:style style:name="T3" style:family="text">
      <style:text-properties officeooo:rsid="0077ae82"/>
    </style:style>
    <style:style style:name="T4" style:family="text">
      <style:text-properties officeooo:rsid="007d4e05"/>
    </style:style>
    <style:style style:name="T5" style:family="text">
      <style:text-properties officeooo:rsid="007ee37e"/>
    </style:style>
    <style:style style:name="T6" style:family="text">
      <style:text-properties officeooo:rsid="00800e15"/>
    </style:style>
    <style:style style:name="T7" style:family="text">
      <style:text-properties officeooo:rsid="0082a440"/>
    </style:style>
    <style:style style:name="T8" style:family="text">
      <style:text-properties officeooo:rsid="0082f081"/>
    </style:style>
    <style:style style:name="T9" style:family="text">
      <style:text-properties officeooo:rsid="008568ab"/>
    </style:style>
    <style:style style:name="T10" style:family="text">
      <style:text-properties officeooo:rsid="0086b9f7"/>
    </style:style>
    <style:style style:name="T11" style:family="text">
      <style:text-properties officeooo:rsid="008a0a3f"/>
    </style:style>
    <style:style style:name="T12" style:family="text">
      <style:text-properties style:text-position="super 58%" officeooo:rsid="008a0a3f"/>
    </style:style>
    <style:style style:name="T13" style:family="text">
      <style:text-properties officeooo:rsid="008d9610"/>
    </style:style>
    <style:style style:name="T14" style:family="text">
      <style:text-properties officeooo:rsid="0092d902"/>
    </style:style>
    <style:style style:name="T15" style:family="text">
      <style:text-properties style:text-position="sub 58%" officeooo:rsid="0092d902"/>
    </style:style>
    <style:style style:name="T16" style:family="text">
      <style:text-properties style:use-window-font-color="true" loext:opacity="0%" style:font-name="Times New Roman" fo:font-size="12pt" officeooo:rsid="0092d902"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officeooo:rsid="00954753"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officeooo:rsid="009ed7d7" style:font-name-asian="Times New Roman" style:font-size-asian="12pt" style:font-name-complex="Times New Roman" style:font-size-complex="12pt" style:language-complex="ar" style:country-complex="SA"/>
    </style:style>
    <style:style style:name="T19" style:family="text">
      <style:text-properties officeooo:rsid="00954753"/>
    </style:style>
    <style:style style:name="T20" style:family="text">
      <style:text-properties fo:language="fr" fo:country="FR"/>
    </style:style>
    <style:style style:name="T21" style:family="text">
      <style:text-properties fo:language="fr" fo:country="FR" officeooo:rsid="00465d1a"/>
    </style:style>
    <style:style style:name="T22" style:family="text">
      <style:text-properties fo:language="fr" fo:country="FR" fo:font-style="normal" style:font-style-asian="normal" style:font-style-complex="normal"/>
    </style:style>
    <style:style style:name="T23" style:family="text">
      <style:text-properties fo:text-transform="uppercase" style:use-window-font-color="true" loext:opacity="0%" style:font-name="Arial" fo:font-size="16.7999992370605pt" fo:language="fr" fo:country="FR" fo:font-weight="bold" officeooo:rsid="0097ff56" style:font-name-asian="Times New Roman" style:font-size-asian="20pt" style:font-weight-asian="bold" style:font-name-complex="Arial" style:font-size-complex="12pt" style:language-complex="ar" style:country-complex="SA" style:font-weight-complex="bold"/>
    </style:style>
    <style:style style:name="T24" style:family="text">
      <style:text-properties officeooo:rsid="00987623"/>
    </style:style>
    <style:style style:name="T25" style:family="text">
      <style:text-properties fo:font-weight="bold" style:font-weight-asian="bold" style:font-weight-complex="bold"/>
    </style:style>
    <style:style style:name="T26" style:family="text">
      <style:text-properties officeooo:rsid="009be0f1"/>
    </style:style>
    <style:style style:name="T27" style:family="text">
      <style:text-properties officeooo:rsid="009c67b8"/>
    </style:style>
    <style:style style:name="T28" style:family="text">
      <style:text-properties officeooo:rsid="009dc7f1"/>
    </style:style>
    <style:style style:name="T29" style:family="text">
      <style:text-properties officeooo:rsid="009ed7d7"/>
    </style:style>
    <style:style style:name="Sect1" style:family="section">
      <style:section-properties text:dont-balance-text-columns="true" style:writing-mode="lr-tb"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span text:style-name="T21">Écriture binaire d’un entier signé</text:span><text:span text:style-name="T20"><text:tab/></text:span><text:span text:style-name="T23">3</text:span><text:span text:style-name="T20">.1</text:span></text:h>
      <text:p text:style-name="P6"/>
      <text:p text:style-name="P7"><text:span text:style-name="T3">L’objectif est bien sûr de savoir faire t</text:span>ous les exercices ci-dessous « <text:span text:style-name="T1">à la main »</text:span>. <text:span text:style-name="T1">I</text:span>l est <text:span text:style-name="T1">toutefois </text:span>autorisé d’utiliser la calculatrice pour <text:span text:style-name="T2">faire les « petits calculs » </text:span>!</text:p>
      <text:p text:style-name="P7"/>
      <text:section text:style-name="Sect1" text:name="Section1">
        <text:list xml:id="list358146815" text:style-name="Exos">
          <text:list-item>
            <text:p text:style-name="P19"><text:span text:style-name="T4">Écrire</text:span> le nombre –3 en binaire sur 4 bits, <text:line-break/>puis <text:span text:style-name="T24">en binaire </text:span>sur 8 bits.</text:p>
          </text:list-item>
        </text:list>
        <text:p text:style-name="Standard"/>
        <text:list xml:id="list235149232405843" text:continue-numbering="true" text:style-name="Exos">
          <text:list-item>
            <text:p text:style-name="P10"><text:span text:style-name="T4">Écrire</text:span> les <text:span text:style-name="T4">nombres </text:span>ci-dessous en binaire sur 8 bits. Puis <text:span text:style-name="T24">poser</text:span> la somme des deux nombres <text:span text:style-name="T25">binaires</text:span> obtenus et vérifier que l'on retrouve bien 0.</text:p>
            <text:list>
              <text:list-item>
                <text:p text:style-name="P10">7 et –7</text:p>
              </text:list-item>
              <text:list-item>
                <text:p text:style-name="P10">31 et –31</text:p>
              </text:list-item>
              <text:list-item>
                <text:p text:style-name="P10">72 et –72</text:p>
              </text:list-item>
            </text:list>
          </text:list-item>
        </text:list>
        <text:p text:style-name="P3"/>
        <text:list xml:id="list235149352696257" text:continue-numbering="true" text:style-name="Exos">
          <text:list-item>
            <text:p text:style-name="P9"><text:span text:style-name="T26">L</text:span>es entiers binaires ci-dessous <text:span text:style-name="T26">sont </text:span>signés <text:span text:style-name="T26">sur 4 bits. Pour chacun d’entre eux,</text:span> <text:span text:style-name="T5">déterminer </text:span><text:span text:style-name="T26">son </text:span><text:span text:style-name="T5">opposé, </text:span>puis l'opposé de <text:span text:style-name="T26">son </text:span>opposé et vérifier que l'on retrouve bien le nombre binaire de départ.</text:p>
            <text:list>
              <text:list-item>
                <text:p text:style-name="P34">0011</text:p>
              </text:list-item>
              <text:list-item>
                <text:p text:style-name="P34">1111</text:p>
              </text:list-item>
              <text:list-item>
                <text:p text:style-name="P32">0110</text:p>
              </text:list-item>
            </text:list>
          </text:list-item>
        </text:list>
        <text:p text:style-name="P35"/>
        <text:list xml:id="list235149695285115" text:continue-numbering="true" text:style-name="Exos">
          <text:list-item>
            <text:p text:style-name="P18"><text:span text:style-name="T26">L</text:span>es entiers binaires ci-dessous <text:span text:style-name="T26">sont </text:span>signés <text:span text:style-name="T26">sur 8 bits. Pour chacun d’entre eux,</text:span> <text:span text:style-name="T5">déterminer </text:span><text:span text:style-name="T26">son </text:span><text:span text:style-name="T5">opposé, </text:span>puis l'opposé de <text:span text:style-name="T26">son </text:span>opposé et vérifier que l'on retrouve bien le nombre binaire de départ.</text:p>
            <text:list>
              <text:list-item>
                <text:p text:style-name="P34">00010011</text:p>
              </text:list-item>
              <text:list-item>
                <text:p text:style-name="P34">10100011</text:p>
              </text:list-item>
              <text:list-item>
                <text:p text:style-name="P34">11000000</text:p>
              </text:list-item>
            </text:list>
          </text:list-item>
        </text:list>
        <text:p text:style-name="P36"/>
        <text:list xml:id="list235150235828935" text:continue-numbering="true" text:style-name="Exos">
          <text:list-item>
            <text:p text:style-name="P11"><text:span text:style-name="T13">Convertir en décimal l</text:span>es nombres binaires <text:span text:style-name="T13">ci-dessous qui sont </text:span>signés sur un octet :</text:p>
            <text:list>
              <text:list-item>
                <text:p text:style-name="P18">11111111</text:p>
              </text:list-item>
              <text:list-item>
                <text:p text:style-name="P18">00000110</text:p>
              </text:list-item>
              <text:list-item>
                <text:p text:style-name="P12">10000001</text:p>
              </text:list-item>
              <text:list-item>
                <text:p text:style-name="P18">01010011</text:p>
              </text:list-item>
            </text:list>
          </text:list-item>
          <text:list-item>
            <text:p text:style-name="P13"><text:span text:style-name="T13">Convertir en décimal l</text:span>es nombres <text:span text:style-name="T16">hexadécimaux</text:span> <text:span text:style-name="T13">ci-dessous qui sont </text:span>signés <text:span text:style-name="T13">et</text:span> codés sur un octet :</text:p>
            <text:list>
              <text:list-item>
                <text:p text:style-name="P13"><text:span text:style-name="T16">A1</text:span>, <text:span text:style-name="T14">BB</text:span>, <text:span text:style-name="T14">7A</text:span></text:p>
              </text:list-item>
              <text:list-item>
                <text:p text:style-name="P20">D0, <text:span text:style-name="T22">FF, 1F</text:span></text:p>
              </text:list-item>
            </text:list>
          </text:list-item>
        </text:list>
        <text:p text:style-name="P1"/>
        <text:list xml:id="list235149333089837" text:continue-numbering="true" text:style-name="Exos">
          <text:list-item>
            <text:p text:style-name="P21">Les <text:span text:style-name="T17">nombres</text:span> <text:span text:style-name="T19">hexadécimaux </text:span><text:span text:style-name="T17">ci-dessous sont signés sur </text:span>16 bits.</text:p>
          </text:list-item>
        </text:list>
        <text:p text:style-name="P22"><text:span text:style-name="T17">Déterminer</text:span> leurs valeurs en décimal :</text:p>
        <text:list xml:id="list235149755412164" text:continue-numbering="true" text:style-name="Exos">
          <text:list-item>
            <text:list>
              <text:list-item>
                <text:p text:style-name="P31">FFFF, 8000</text:p>
              </text:list-item>
              <text:list-item>
                <text:p text:style-name="P31">7FFF, 00FF</text:p>
              </text:list-item>
            </text:list>
          </text:list-item>
        </text:list>
        <text:p text:style-name="P1"/>
        <text:list xml:id="list235150786622922" text:continue-numbering="true" text:style-name="Exos">
          <text:list-item>
            <text:p text:style-name="P29">Addition de nombres signés sur 8 bits :</text:p>
            <text:list>
              <text:list-item>
                <text:p text:style-name="P9"><text:span text:style-name="T27">Poser</text:span> l’addition <text:span text:style-name="T29">binaire : 11001110 + 00100110</text:span></text:p>
              </text:list-item>
              <text:list-item>
                <text:p text:style-name="P9"><text:span text:style-name="T27">Convertir en base 10 les deux nombres de départs ainsi que la somme trouvée c</text:span><text:span text:style-name="T29">i-dessus</text:span><text:span text:style-name="T27">. </text:span><text:span text:style-name="T18">Que l’on fasse le calcul en base 2 ou en base 10, trouve-t-on le même résultat</text:span> ?</text:p>
              </text:list-item>
              <text:list-item>
                <text:p text:style-name="P9">Même question dans le cas ou les nombres ci-dessus sont <text:span text:style-name="T29">non </text:span>signés ?</text:p>
              </text:list-item>
            </text:list>
          </text:list-item>
        </text:list>
        <text:p text:style-name="Standard"/>
        <text:list xml:id="list235149724407113" text:continue-numbering="true" text:style-name="Exos">
          <text:list-item>
            <text:p text:style-name="P13">Convertir en <text:span text:style-name="T6">base 10</text:span> la suite : 1101100101110101<text:span text:style-name="T15">2</text:span> qui représente un entier signé en complément à 2 sur 16 bits.</text:p>
          </text:list-item>
        </text:list>
        <text:p text:style-name="Standard">Même question avec 1000011101101.</text:p>
        <text:p text:style-name="Standard"/>
        <text:list xml:id="list235150649074180" text:continue-numbering="true" text:style-name="Exos">
          <text:list-item>
            <text:p text:style-name="P9">On considère le nombre binaire : 11011010</text:p>
            <text:list>
              <text:list-item>
                <text:p text:style-name="P14">Dans le cas ou il s'agit d'un entier non signé, comment peut-on simplement le diviser par 2 ?<text:line-break/><text:span text:style-name="T10">Vérifier en convertissant en décimal le nombre de départ et le résultat de la division par 2.</text:span></text:p>
              </text:list-item>
              <text:list-item>
                <text:p text:style-name="P9">Même chose dans le cas où il s'agit d'un entier signé sur 8 bits.</text:p>
              </text:list-item>
            </text:list>
          </text:list-item>
          <text:list-item>
            <text:p text:style-name="P16"><text:span text:style-name="T8">Nombre de bits nécessaires</text:span></text:p>
            <text:list>
              <text:list-item>
                <text:p text:style-name="P15">Codez <text:span text:style-name="T7">en binaire </text:span>l’entier –279. Combien de bits sont nécessaires ?</text:p>
              </text:list-item>
              <text:list-item>
                <text:p text:style-name="P33">L<text:span text:style-name="T8">e nombre </text:span>–<text:span text:style-name="T8">128 peut-il être codé sur un octet ?</text:span></text:p>
              </text:list-item>
            </text:list>
          </text:list-item>
        </text:list>
        <text:p text:style-name="P38"/>
        <text:list xml:id="list235149603252080" text:continue-numbering="true" text:style-name="Exos">
          <text:list-item>
            <text:p text:style-name="P15">On dispose de 8 bits pour coder un nombre. Quel est le plus petit entier négatif et le plus grand entier positif que l'on puisse représenter ?</text:p>
          </text:list-item>
        </text:list>
        <text:p text:style-name="P25">Même question avec un nombre codé sur 64 bits.</text:p>
        <text:p text:style-name="P2"/>
        <text:list xml:id="list235150882283953" text:continue-numbering="true" text:style-name="Exos">
          <text:list-item>
            <text:p text:style-name="P27">Représenter sur un cercle l’ensemble des nombres binaires <text:span text:style-name="T9">codés sur</text:span> 4 bits, <text:span text:style-name="T9">puis préciser la valeur de ces nombres en base 10 dans le cas où l’on est en arithmétique non signée ainsi que dans le cas où on est en arithmétique signée.</text:span></text:p>
          </text:list-item>
        </text:list>
        <text:p text:style-name="P4"/>
        <text:list xml:id="list235150622109320" text:continue-numbering="true" text:style-name="Exos">
          <text:list-item>
            <text:p text:style-name="P17"><text:span text:style-name="T8">Écrire</text:span> un <text:span text:style-name="T11">script</text:span> qui <text:span text:style-name="T11">affiche en binaire tous les entiers signés que l’on peut coder en 4 bits du plus petit au plus grand.</text:span></text:p>
          </text:list-item>
        </text:list>
        <text:p text:style-name="P26"/>
        <text:list xml:id="list235150371775637" text:continue-numbering="true" text:style-name="Exos">
          <text:list-item>
            <text:p text:style-name="Exos">Algorithme du complément à 1 :</text:p>
          </text:list-item>
        </text:list>
        <text:p text:style-name="P23"><text:span text:style-name="T8">Écrire</text:span> une fonction qui reçoit en entrée une <text:span text:style-name="T8">chaîne</text:span> de caractères ne contenant que des 0 et des 1 et retourne le complément à 1 de cette <text:span text:style-name="T8">chaîne.</text:span></text:p>
        <text:p text:style-name="P5"/>
        <text:list xml:id="list235150579267035" text:continue-numbering="true" text:style-name="Exos">
          <text:list-item>
            <text:p text:style-name="P28">Algorithme du complément à <text:span text:style-name="T11">2</text:span><text:span text:style-name="T12">8</text:span> :</text:p>
          </text:list-item>
        </text:list>
        <text:p text:style-name="P24"><text:span text:style-name="T8">Écrire</text:span> une fonction qui reçoit en entrée une <text:span text:style-name="T8">chaîne</text:span> de <text:span text:style-name="T11">8 </text:span>caractères ne contenant que des 0 et des 1 et retourne le complément à <text:span text:style-name="T11">2</text:span><text:span text:style-name="T12">8</text:span> de cette <text:span text:style-name="T8">chaîne. On utilisera obligatoirement la fonction écrite dans l’exercice précédent.</text:span></text:p>
        <text:p text:style-name="P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ucida Sans Unicode" svg:font-family="'Lucida Sans Unicode'" style:font-family-generic="system" style:font-pitch="variable"/>
    <style:font-face style:name="StarSymbol" svg:font-family="StarSymbol" style:font-charset="x-symbol"/>
    <style:font-face style:name="StarSymbol1"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padding-left="0cm" fo:padding-right="0cm" fo:padding-top="0cm" fo:padding-bottom="0.035cm" fo:border-left="none" fo:border-right="none" fo:border-top="none" fo:border-bottom="0.51pt solid #000000" fo:keep-with-next="always"/>
      <style:text-properties fo:text-transform="uppercase" style:font-name="Arial" fo:font-family="Arial" style:font-family-generic="swiss" style:font-pitch="variable" fo:font-size="140%" fo:font-weight="bold" style:font-size-asian="20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ABCD" style:family="paragraph" style:parent-style-name="Standard" style:list-style-name="Exos">
      <style:paragraph-properties fo:orphans="0" fo:widows="0"/>
    </style:style>
    <style:style style:name="Exos" style:family="paragraph" style:parent-style-name="Standard" style:next-style-name="Standard" style:list-style-name="Exos">
      <style:paragraph-properties fo:margin-left="0cm" fo:margin-right="0cm" fo:text-indent="0cm" style:auto-text-indent="false" fo:padding="0cm" fo:border-left="none" fo:border-right="none" fo:border-top="0.99pt solid #000000" fo:border-bottom="none" style:shadow="none">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Exos">
      <text:list-level-style-number text:level="1" text:style-name="Numbering_20_Symbols" loext:num-list-format="Ex %1% - " style:num-prefix="Ex " style:num-suffix=" - " style:num-format="1">
        <style:list-level-properties/>
      </text:list-level-style-number>
      <text:list-level-style-number text:level="2" text:style-name="Numbering_20_Symbols" loext:num-list-format="%2%)" style:num-suffix=")" style:num-format="1">
        <style:list-level-properties text:min-label-width="0.499cm"/>
      </text:list-level-style-number>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Fontanet</meta:initial-creator>
    <meta:creation-date>2006-04-06T23:12:00</meta:creation-date>
    <dc:date>2023-10-29T23:51:48.590888804</dc:date>
    <meta:print-date>2014-01-24T22:58:46.177000000</meta:print-date>
    <dc:language>fr-FR</dc:language>
    <meta:editing-cycles>187</meta:editing-cycles>
    <meta:editing-duration>PT19H14M18S</meta:editing-duration>
    <meta:document-statistic meta:table-count="0" meta:image-count="0" meta:object-count="0" meta:page-count="1" meta:paragraph-count="47" meta:word-count="633" meta:character-count="3257" meta:non-whitespace-character-count="2694"/>
    <meta:user-defined meta:name="Info 1"/>
    <meta:user-defined meta:name="Info 2"/>
    <meta:user-defined meta:name="Info 3"/>
    <meta:user-defined meta:name="Info 4"/>
  </office:meta>
</office:document-meta>
</file>